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3000002302B4E762DF47E705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6a9662" draw:marker-start-width="0.6cm" draw:marker-end-width="0.6cm" draw:fill="none" draw:fill-color="#99ccff" draw:textarea-horizontal-align="justify" draw:textarea-vertical-align="middle" draw:auto-grow-height="false" fo:min-height="9.1cm" fo:min-width="0.6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cm"/>
    </style:style>
    <style:style style:name="gr4" style:family="graphic" style:parent-style-name="standard">
      <style:graphic-properties svg:stroke-width="0.1cm" svg:stroke-color="#6a9662" draw:marker-start-width="0.6cm" draw:marker-end-width="0.6cm" draw:fill="none" draw:fill-color="#99ccff" draw:textarea-horizontal-align="justify" draw:textarea-vertical-align="middle" draw:auto-grow-height="false" fo:min-height="0.635cm" fo:min-width="13.36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3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99cm"/>
    </style:style>
    <style:style style:name="gr7" style:family="graphic" style:parent-style-name="objectwithoutfill">
      <style:graphic-properties svg:stroke-color="#f17c0b"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46cm"/>
    </style:style>
    <style:style style:name="gr9" style:family="graphic" style:parent-style-name="objectwithoutfill">
      <style:graphic-properties svg:stroke-color="#808080"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svg:stroke-width="0.1cm" svg:stroke-color="#476042" draw:marker-start-width="0.6cm" draw:marker-end-width="0.6cm" draw:fill="none" draw:textarea-horizontal-align="justify" draw:textarea-vertical-align="middle" draw:auto-grow-height="false" fo:min-height="15.559cm" fo:min-width="23.789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solid" draw:fill-color="#ffffff" draw:opacity="100%" draw:textarea-horizontal-align="justify" draw:textarea-vertical-align="middle" draw:auto-grow-height="false" fo:min-height="0.836cm" fo:min-width="2.857cm" draw:shadow-opacity="100%"/>
    </style:style>
    <style:style style:name="gr12" style:family="graphic" style:parent-style-name="standard">
      <style:graphic-properties svg:stroke-width="0.1cm" svg:stroke-color="#3465a4" draw:marker-start-width="0.6cm" draw:marker-end-width="0.6cm" draw:fill="none" draw:textarea-horizontal-align="justify" draw:textarea-vertical-align="middle" draw:auto-grow-height="false" fo:min-height="13.591cm" fo:min-width="20.058cm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99cc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3465a4" fo:font-size="18pt"/>
    </style:style>
    <style:style style:name="P5" style:family="paragraph">
      <loext:graphic-properties draw:fill="none" draw:fill-color="#ffffff"/>
      <style:text-properties fo:color="#f17c0b" fo:font-size="18pt"/>
    </style:style>
    <style:style style:name="P6" style:family="paragraph">
      <loext:graphic-properties draw:fill="none" draw:fill-color="#ffffff"/>
      <style:text-properties fo:color="#808080" fo:font-size="18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ffff" draw:opacity="100%"/>
      <style:paragraph-properties fo:text-align="center"/>
      <style:text-properties fo:color="#476042" fo:font-size="18pt"/>
    </style:style>
    <style:style style:name="P9" style:family="paragraph">
      <loext:graphic-properties draw:fill="solid" draw:fill-color="#ffffff" draw:opacity="100%"/>
      <style:paragraph-properties fo:text-align="center"/>
      <style:text-properties fo:color="#3465a4" fo:font-size="18pt"/>
    </style:style>
    <style:style style:name="T1" style:family="text">
      <style:text-properties fo:color="#3465a4" fo:font-size="18pt"/>
    </style:style>
    <style:style style:name="T2" style:family="text">
      <style:text-properties fo:color="#f17c0b" fo:font-size="18pt"/>
    </style:style>
    <style:style style:name="T3" style:family="text">
      <style:text-properties fo:color="#808080" fo:font-size="18pt"/>
    </style:style>
    <style:style style:name="T4" style:family="text">
      <style:text-properties fo:color="#476042" fo:font-size="18pt"/>
    </style:style>
    <style:style style:name="T5" style:family="text">
      <style:text-properties fo:color="#3465a4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9.507cm" svg:height="12.836cm" svg:x="5.016cm" svg:y="4.451cm">
            <draw:image xlink:href="Pictures/1000000000000353000002302B4E762DF47E705A.png" xlink:type="simple" xlink:show="embed" xlink:actuate="onLoad">
              <text:p/>
            </draw:image>
          </draw:frame>
          <draw:custom-shape draw:style-name="gr2" draw:text-style-name="P2" draw:layer="layout" svg:width="1.696cm" svg:height="13.364cm" svg:x="4.571cm" svg:y="4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3" draw:layer="layout" svg:width="4.376cm" svg:height="0.95cm" draw:transform="rotate (-1.55892808788134) translate (7.323cm 9.363cm)">
            <draw:text-box>
              <text:p>Axis</text:p>
            </draw:text-box>
          </draw:frame>
          <draw:custom-shape draw:style-name="gr4" draw:text-style-name="P2" draw:layer="layout" svg:width="19.742cm" svg:height="1.391cm" svg:x="5.113cm" svg:y="16.2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3" draw:layer="layout" svg:width="2.206cm" svg:height="1.182cm" draw:transform="rotate (0.00366519142918809) translate (13.998cm 15.181cm)">
            <draw:text-box>
              <text:p>Axis</text:p>
            </draw:text-box>
          </draw:frame>
          <draw:frame draw:style-name="gr6" draw:text-style-name="P4" draw:layer="layout" svg:width="4.579cm" svg:height="1.649cm" svg:x="15.561cm" svg:y="11.438cm">
            <draw:text-box>
              <text:p><text:span text:style-name="T1">L</text:span><text:span text:style-name="T1">i</text:span><text:span text:style-name="T1">n</text:span><text:span text:style-name="T1">e</text:span></text:p>
              <text:p><text:span text:style-name="T1">(</text:span><text:span text:style-name="T1">l</text:span><text:span text:style-name="T1">i</text:span><text:span text:style-name="T1">n</text:span><text:span text:style-name="T1">e</text:span><text:span text:style-name="T1"> </text:span><text:span text:style-name="T1">p</text:span><text:span text:style-name="T1">l</text:span><text:span text:style-name="T1">o</text:span><text:span text:style-name="T1">t</text:span><text:span text:style-name="T1">)</text:span></text:p>
            </draw:text-box>
          </draw:frame>
          <draw:frame draw:style-name="gr3" draw:text-style-name="P5" draw:layer="layout" svg:width="2.544cm" svg:height="0.95cm" svg:x="12.236cm" svg:y="8.352cm">
            <draw:text-box>
              <text:p><text:span text:style-name="T2">S</text:span><text:span text:style-name="T2">p</text:span><text:span text:style-name="T2">i</text:span><text:span text:style-name="T2">n</text:span><text:span text:style-name="T2">e</text:span><text:span text:style-name="T2">s</text:span></text:p>
            </draw:text-box>
          </draw:frame>
          <draw:line draw:style-name="gr7" draw:text-style-name="P1" draw:layer="layout" svg:x1="13.356cm" svg:y1="8.42cm" svg:x2="14.984cm" svg:y2="4.926cm">
            <text:p/>
          </draw:line>
          <draw:line draw:style-name="gr7" draw:text-style-name="P1" draw:layer="layout" svg:x1="14.51cm" svg:y1="8.93cm" svg:x2="24.075cm" svg:y2="9.81cm">
            <text:p/>
          </draw:line>
          <draw:line draw:style-name="gr7" draw:text-style-name="P1" draw:layer="layout" svg:x1="13.254cm" svg:y1="9.336cm" svg:x2="13.627cm" svg:y2="16.561cm">
            <text:p/>
          </draw:line>
          <draw:line draw:style-name="gr7" draw:text-style-name="P1" draw:layer="layout" svg:x1="12.27cm" svg:y1="8.827cm" svg:x2="5.757cm" svg:y2="7.538cm">
            <text:p/>
          </draw:line>
          <draw:frame draw:style-name="gr8" draw:text-style-name="P6" draw:layer="layout" svg:width="2.475cm" svg:height="1.696cm" svg:x="19.53cm" svg:y="12.422cm">
            <draw:text-box>
              <text:p><text:span text:style-name="T3">T</text:span><text:span text:style-name="T3">i</text:span><text:span text:style-name="T3">c</text:span><text:span text:style-name="T3">k</text:span><text:span text:style-name="T3"> </text:span><text:span text:style-name="T3">L</text:span><text:span text:style-name="T3">a</text:span><text:span text:style-name="T3">b</text:span><text:span text:style-name="T3">e</text:span><text:span text:style-name="T3">l</text:span><text:span text:style-name="T3">s</text:span></text:p>
            </draw:text-box>
          </draw:frame>
          <draw:line draw:style-name="gr9" draw:text-style-name="P1" draw:layer="layout" svg:x1="10.099cm" svg:y1="13.202cm" svg:x2="6.707cm" svg:y2="16.561cm">
            <text:p/>
          </draw:line>
          <draw:line draw:style-name="gr9" draw:text-style-name="P1" draw:layer="layout" svg:x1="10.1cm" svg:y1="13.202cm" svg:x2="9.353cm" svg:y2="16.628cm">
            <text:p/>
          </draw:line>
          <draw:line draw:style-name="gr9" draw:text-style-name="P1" draw:layer="layout" svg:x1="10.076cm" svg:y1="13.202cm" svg:x2="5.757cm" svg:y2="13.983cm">
            <text:p/>
          </draw:line>
          <draw:line draw:style-name="gr9" draw:text-style-name="P1" draw:layer="layout" svg:x1="10.076cm" svg:y1="13.202cm" svg:x2="5.69cm" svg:y2="15.509cm">
            <text:p/>
          </draw:line>
          <draw:frame draw:style-name="gr3" draw:text-style-name="P6" draw:layer="layout" svg:width="2.033cm" svg:height="0.95cm" svg:x="10.101cm" svg:y="12.625cm">
            <draw:text-box>
              <text:p><text:span text:style-name="T3">T</text:span><text:span text:style-name="T3">i</text:span><text:span text:style-name="T3">c</text:span><text:span text:style-name="T3">k</text:span><text:span text:style-name="T3">s</text:span></text:p>
            </draw:text-box>
          </draw:frame>
          <draw:line draw:style-name="gr9" draw:text-style-name="P1" draw:layer="layout" svg:x1="20.118cm" svg:y1="14.05cm" svg:x2="15.086cm" svg:y2="16.9cm">
            <text:p/>
          </draw:line>
          <draw:line draw:style-name="gr9" draw:text-style-name="P1" draw:layer="layout" svg:x1="10.077cm" svg:y1="13.202cm" svg:x2="5.691cm" svg:y2="15.509cm">
            <text:p/>
          </draw:line>
          <draw:line draw:style-name="gr9" draw:text-style-name="P1" draw:layer="layout" svg:x1="10.078cm" svg:y1="13.236cm" svg:x2="5.759cm" svg:y2="14.017cm">
            <text:p/>
          </draw:line>
          <draw:line draw:style-name="gr9" draw:text-style-name="P1" draw:layer="layout" svg:x1="20.119cm" svg:y1="14.05cm" svg:x2="17.935cm" svg:y2="16.866cm">
            <text:p/>
          </draw:line>
          <draw:line draw:style-name="gr9" draw:text-style-name="P1" draw:layer="layout" svg:x1="20.119cm" svg:y1="14.05cm" svg:x2="20.411cm" svg:y2="16.832cm">
            <text:p/>
          </draw:line>
        </draw:g>
        <draw:custom-shape draw:style-name="gr10" draw:text-style-name="P1" draw:layer="layout" svg:width="24.389cm" svg:height="15.909cm" svg:x="2.5cm" svg:y="2.89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357cm" svg:height="1.086cm" svg:x="12.982cm" svg:y="2.381cm">
          <text:p text:style-name="P7"><text:span text:style-name="T4">Figure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0.658cm" svg:height="13.941cm" svg:x="4.366cm" svg:y="4.11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357cm" svg:height="1.086cm" svg:x="13.05cm" svg:y="3.535cm">
          <text:p text:style-name="P7"><text:span text:style-name="T1">A</text:span><text:span text:style-name="T1">x</text:span><text:span text:style-name="T1">e</text:span><text:span text:style-name="T1">s</text:span></text:p>
          <text:p text:style-name="P7"><text:span text:style-name="T5">t</text:span><text:span text:style-name="T5">h</text:span><text:span text:style-name="T5">e</text:span><text:span text:style-name="T5"> </text:span><text:span text:style-name="T5">w</text:span><text:span text:style-name="T5">h</text:span><text:span text:style-name="T5">o</text:span><text:span text:style-name="T5">l</text:span><text:span text:style-name="T5">e</text:span><text:span text:style-name="T5"> </text:span><text:span text:style-name="T5">p</text:span><text:span text:style-name="T5">l</text:span><text:span text:style-name="T5">o</text:span><text:span text:style-name="T5">t</text:span><text:span text:style-name="T5">t</text:span><text:span text:style-name="T5">i</text:span><text:span text:style-name="T5">n</text:span><text:span text:style-name="T5">g</text:span><text:span text:style-name="T5"> </text:span><text:span text:style-name="T5">a</text:span><text:span text:style-name="T5">r</text:span><text:span text:style-name="T5">e</text:span><text:span text:style-name="T5">a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6T23:44:01.264630314</meta:creation-date>
    <dc:date>2019-09-07T07:37:24.760177979</dc:date>
    <meta:editing-duration>PT7H53M23S</meta:editing-duration>
    <meta:editing-cycles>3</meta:editing-cycles>
    <meta:generator>LibreOffice/6.0.2.1$Linux_X86_64 LibreOffice_project/00m0$Build-1</meta:generator>
    <meta:document-statistic meta:object-count="27"/>
  </office:meta>
</office:document-meta>
</file>